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27cm" fo:min-width="12.07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211cm" fo:min-width="10.16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576cm" fo:min-width="5.85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3.183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4.929cm"/>
    </style:style>
    <style:style style:name="gr10" style:family="graphic" style:parent-style-name="objectwithoutfill">
      <style:graphic-properties draw:marker-start="Square_20_45" draw:marker-end="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59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.5pt"/>
    </style:style>
    <style:style style:name="P2" style:family="paragraph">
      <style:paragraph-properties fo:text-align="start"/>
      <style:text-properties fo:font-size="10.5p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start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2.573cm" svg:height="6.477cm" svg:x="1.635cm" svg:y="1.635cm">
          <text:p text:style-name="P1"><text:span text:style-name="T1">Lobby</text:span></text:p>
          <text:p text:style-name="P2"/>
          <text:p text:style-name="P2">+ <text:span text:style-name="T2">getLobby()</text:span></text:p>
          <text:p text:style-name="P2">+ login(playerName): boolean</text:p>
          <text:p text:style-name="P2">+ getRooms() : Room[ ]</text:p>
          <text:p text:style-name="P2">+ join(Player, Room) : Player[ ]</text:p>
          <text:p text:style-name="P2">+ leave(Room)</text:p>
          <text:p text:style-name="P2">+ getFreePlayers() : Player[ ]</text:p>
          <text:p text:style-name="P2">+ getPlayers(Room) : Player[ ]</text:p>
          <text:p text:style-name="P2">+ sendMessage(Player sender, String msg, Player receiver) : boolean</text:p>
          <text:p text:style-name="P2">+ getMessages(Player receiver) : PlayerMessage[ ]</text:p>
          <text:p text:style-name="P2">+ getLiveGames() : Game[ ]</text:p>
          <text:p text:style-name="P2">+ getLiveGames(room) : Game[ ]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10.668cm" svg:height="5.461cm" svg:x="9.001cm" svg:y="17.51cm">
          <text:p text:style-name="P4"><text:span text:style-name="T1">TicTacToeGame</text:span></text:p>
          <text:p text:style-name="P4"/>
          <text:p text:style-name="P5">+ <text:span text:style-name="T2">startAIGame()</text:span> : TicTacToeGame</text:p>
          <text:p text:style-name="P2">+ <text:span text:style-name="T2">startMultiplayerGame(playerName)</text:span> : TicTacToeGame</text:p>
          <text:p text:style-name="P2">+ <text:span text:style-name="T2">spectate(gameId)</text:span> : TicTacToeGame</text:p>
          <text:p text:style-name="P2">+ <text:span text:style-name="T2">check(TicTacToeBoard state, TTTMove move)</text:span>: TTTResult</text:p>
          <text:p text:style-name="P2">+ <text:span text:style-name="T2">isFinalState(TicTacToeBoard state)</text:span> : boolean</text:p>
          <text:p text:style-name="P2">+ getHistory() : TTTMove[ ]</text:p>
          <text:p text:style-name="P2">+ getSymbolPlayer(TTTPieceType) : TTTPlayer</text:p>
          <text:p text:style-name="P2">+ getCurrentBoard() : TicTacToeBoard</text:p>
          <text:p text:style-name="P2">+ currentPlayer : TTTPlayer</text:p>
          <text:p text:style-name="P2">+ playMove(TTTMove) : TTTResult 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35cm" svg:height="4.826cm" svg:x="13.206cm" svg:y="8.486cm">
          <text:p text:style-name="P4"><text:span text:style-name="T3">&lt;&lt;interface&gt;&gt;</text:span></text:p>
          <text:p text:style-name="P4"><text:span text:style-name="T1">Game</text:span></text:p>
          <text:p text:style-name="P4"/>
          <text:p text:style-name="P5">+ getGameId : int</text:p>
          <text:p text:style-name="P5">+ getGameTypeName() : String</text:p>
          <text:p text:style-name="P2">+ getPlayers() : Player[ ]</text:p>
          <text:p text:style-name="P2">+ playerJoin(Player)</text:p>
          <text:p text:style-name="P2">+ playerLeave(Player)</text:p>
          <text:p text:style-name="P2">+ isGameOver() : boolean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335cm" svg:y1="17.51cm" svg:x2="16.381cm" svg:y2="13.312cm" draw:start-shape="id1" draw:start-glue-point="0" draw:end-shape="id2" draw:end-glue-point="2" svg:d="M14335 17510v-2099h2046v-2099" svg:viewBox="0 0 2047 4199">
          <text:p/>
        </draw:connector>
        <draw:connector draw:style-name="gr5" draw:layer="layout" svg:x1="14.208cm" svg:y1="4.873cm" svg:x2="16.381cm" svg:y2="8.486cm" draw:start-shape="id3" draw:start-glue-point="1" draw:end-shape="id2" draw:end-glue-point="0" svg:d="M14208 4873h2173v3613" svg:viewBox="0 0 2174 3614">
          <text:p/>
        </draw:connector>
        <draw:custom-shape draw:style-name="gr6" draw:text-style-name="P6" xml:id="id4" draw:id="id4" draw:layer="layout" svg:width="5.278cm" svg:height="2.54cm" svg:x="14.589cm" svg:y="25.384cm">
          <text:p text:style-name="P4"><text:span text:style-name="T1">TTTResult</text:span></text:p>
          <text:p text:style-name="P5"/>
          <text:p text:style-name="P5">+ lastMove: TTTMove</text:p>
          <text:p text:style-name="P5">+ permitted: boolean</text:p>
          <text:p text:style-name="P5">+ newState: TicTacToeBoard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3.683cm" svg:height="2.54cm" svg:x="10.779cm" svg:y="24.876cm">
          <text:p text:style-name="P8"><text:span text:style-name="T4">TTTMove</text:span></text:p>
          <text:p text:style-name="P8"><text:span text:style-name="T5"/></text:p>
          <text:p text:style-name="P2"><text:span text:style-name="T5">+ TTTPlayer p</text:span></text:p>
          <text:p text:style-name="P2"><text:span text:style-name="T5">+ TTTPiece s</text:span></text:p>
          <text:p text:style-name="P2"><text:span text:style-name="T5">+ Vec2D po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4.335cm" svg:y1="22.971cm" svg:x2="17.228cm" svg:y2="25.384cm" draw:start-shape="id1" draw:start-glue-point="2" draw:end-shape="id4" svg:d="M14335 22971v1206h2893v1207" svg:viewBox="0 0 2894 2414">
          <text:p/>
        </draw:connector>
        <draw:connector draw:style-name="gr8" draw:text-style-name="P7" draw:layer="layout" svg:x1="14.335cm" svg:y1="22.971cm" svg:x2="12.62cm" svg:y2="24.876cm" draw:start-shape="id1" draw:start-glue-point="2" draw:end-shape="id5" draw:end-glue-point="0" svg:d="M14335 22971v952h-1715v953" svg:viewBox="0 0 1716 1906">
          <text:p/>
        </draw:connector>
        <draw:custom-shape draw:style-name="gr9" draw:text-style-name="P11" xml:id="id6" draw:id="id6" draw:layer="layout" svg:width="5.429cm" svg:height="2.738cm" svg:x="5.064cm" svg:y="23.987cm">
          <text:p text:style-name="P8"><text:span text:style-name="T4">TicTacToeBoard</text:span></text:p>
          <text:p text:style-name="P8"><text:span text:style-name="T5"/></text:p>
          <text:p text:style-name="P10"><text:span text:style-name="T5">- slots:TTTPiece[ ][ ]</text:span></text:p>
          <text:p text:style-name="P10"><text:span text:style-name="T5">+ getSlot(Vec2D pos): TTTPiece</text:span></text:p>
          <text:p text:style-name="P10"><text:span text:style-name="T5">+ 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9.001cm" svg:y1="20.24cm" svg:x2="7.778cm" svg:y2="23.987cm" draw:start-shape="id1" draw:start-glue-point="3" draw:end-shape="id6" draw:end-glue-point="0" svg:d="M9001 20240h-1223v3747" svg:viewBox="0 0 1224 3748">
          <text:p/>
        </draw:connector>
        <draw:custom-shape draw:style-name="gr11" draw:text-style-name="P12" xml:id="id8" draw:id="id8" draw:layer="layout" svg:width="6.096cm" svg:height="3.048cm" svg:x="1.635cm" svg:y="8.493cm">
          <text:p text:style-name="P8"><text:span text:style-name="T6">&lt;&lt;interface&gt;&gt;</text:span></text:p>
          <text:p text:style-name="P8"><text:span text:style-name="T6"/></text:p>
          <text:p text:style-name="P8"><text:span text:style-name="T4">Player</text:span></text:p>
          <text:p text:style-name="P8"><text:span text:style-name="T6"/></text:p>
          <text:p text:style-name="P10"><text:span text:style-name="T6">+ getPlayerName() : String</text:span></text:p>
          <text:p text:style-name="P10"><text:span text:style-name="T6">+ notifyMoveMade( 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7" draw:id="id7" draw:layer="layout" svg:width="6.096cm" svg:height="3.048cm" svg:x="1.762cm" svg:y="12.684cm">
          <text:p text:style-name="P8"><text:span text:style-name="T4">HumanPlayer</text:span></text:p>
          <text:p text:style-name="P8"><text:span text:style-name="T6"/></text:p>
          <text:p text:style-name="P10"><text:span text:style-name="T6">+ createHumanPlayer(id) </text:span></text:p>
          <text:p text:style-name="P10"><text:span text:style-name="T6">+ setPlayerName(String)</text:span></text:p>
          <text:p text:style-name="P10"><text:span text:style-name="T6">+ getPlayerName() : String</text:span></text:p>
          <text:p text:style-name="P10"><text:span text:style-name="T6">+ notifyMoveMade( )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4.81cm" svg:y1="12.684cm" svg:x2="4.683cm" svg:y2="11.541cm" draw:start-shape="id7" draw:start-glue-point="0" draw:end-shape="id8" draw:end-glue-point="2" svg:d="M4810 12684v-571h-127v-572" svg:viewBox="0 0 12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5-12-29T17:46:29.247508000</dc:date>
    <meta:editing-duration>PT43M56S</meta:editing-duration>
    <meta:editing-cycles>6</meta:editing-cycles>
    <meta:generator>LibreOffice/5.0.3.2$MacOSX_X86_64 LibreOffice_project/e5f16313668ac592c1bfb310f4390624e3dbfb75</meta:generator>
    <meta:document-statistic meta:object-count="14"/>
  </office:meta>
</office:document-meta>
</file>